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officeooo:rsid="00021d9b" officeooo:paragraph-rsid="00021d9b"/>
    </style:style>
    <style:style style:name="P2" style:family="paragraph" style:parent-style-name="Text_20_body">
      <style:text-properties officeooo:rsid="000229d6" officeooo:paragraph-rsid="000229d6"/>
    </style:style>
    <style:style style:name="T1" style:family="text">
      <style:text-properties officeooo:rsid="00021d9b"/>
    </style:style>
    <style:style style:name="T2" style:family="text">
      <style:text-properties officeooo:rsid="000229d6"/>
    </style:style>
    <style:style style:name="T3" style:family="text">
      <style:text-properties officeooo:rsid="0003af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 <text:span text:style-name="T2">labélisation E3D niveau 1</text:span></text:p>
      <text:p text:style-name="P2">Dates : depuis le 31/01/2025 jusqu’en avril</text:p>
      <text:p text:style-name="P2">Pourquoi ? pas de financement, mais offre une reconnaissance du travail des élèves et de l’établissement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→ mise en œuvre d'une démarche E3D, comportant plusieurs projets, est inscrite dans le projet d'établissement adopté par le conseil d'école ou d'établissement : <text:span text:style-name="T2">décret ?</text:span></text:p>
            <text:p text:style-name="Standard">→ &gt;= 1 projet éducatif : <text:span text:style-name="T1">proposition FramaPad </text:span><text:span text:style-name="T3">à disposition des enseignants volontaires pour le compléter</text:span><text:span text:style-name="T1"> (</text:span>les projets concernent &gt;=1 ODD, contenus projets en lien avec des contenus disciplinaires<text:span text:style-name="T1">)</text:span></text:p>
            <text:p text:style-name="Standard">&gt;= 1 partenaire extérieur à l'établissement : <text:span text:style-name="T1">BanqueAlimentaire</text:span></text:p>
            <text:p text:style-name="Standard">→ élèves participent à des actions concrètes (prod de supports de restitution de projet ou des ressources pour l'établissement) : <text:span text:style-name="T3">vente de gateaux pour la banquealimentaire ; création d’une vidéo du jardin et serre de l’établissement ; plantage de plantes aromatiques en faveur de la biodiversité ; entretien de la serre</text:span>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6:49:42.631000000</meta:creation-date>
    <dc:date>2025-02-11T16:55:40.550000000</dc:date>
    <meta:editing-duration>PT5M58S</meta:editing-duration>
    <meta:editing-cycles>4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7" meta:word-count="142" meta:character-count="930" meta:non-whitespace-character-count="795"/>
  </office:meta>
</office:document-meta>
</file>